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879" officeooo:paragraph-rsid="001c0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irada dos computadores das organizações para levar ao proje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9:19.626235618</meta:creation-date>
    <dc:date>2016-05-25T14:49:54.097443789</dc:date>
    <meta:editing-duration>PT36S</meta:editing-duration>
    <meta:editing-cycles>1</meta:editing-cycles>
    <meta:document-statistic meta:table-count="0" meta:image-count="0" meta:object-count="0" meta:page-count="1" meta:paragraph-count="1" meta:word-count="9" meta:character-count="64" meta:non-whitespace-character-count="56"/>
    <meta:generator>LibreOffice/5.0.3.2$Linux_X86_64 LibreOffice_project/00m0$Build-2</meta:generator>
  </office:meta>
</office:document-meta>
</file>